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break-before="colum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vel 1:</text:p>
      <text:p text:style-name="Standard">UNLESS</text:p>
      <text:p text:style-name="Standard">SKILL</text:p>
      <text:p text:style-name="Standard">BOMB</text:p>
      <text:p text:style-name="Standard">EXCEPT</text:p>
      <text:p text:style-name="Standard">LOCK</text:p>
      <text:p text:style-name="Standard">POCKET</text:p>
      <text:p text:style-name="Standard">SMASH</text:p>
      <text:p text:style-name="Standard">TRICK</text:p>
      <text:p text:style-name="Standard">CHECK</text:p>
      <text:p text:style-name="Standard">DEPTH</text:p>
      <text:p text:style-name="Standard">CRAFT</text:p>
      <text:p text:style-name="Standard">HALF</text:p>
      <text:p text:style-name="Standard">GRAND</text:p>
      <text:p text:style-name="Standard">CONTEST</text:p>
      <text:p text:style-name="Standard">LIFT</text:p>
      <text:p text:style-name="Standard">SWITCH</text:p>
      <text:p text:style-name="Standard">UNDERSTAND</text:p>
      <text:p text:style-name="Standard">PUZZLE</text:p>
      <text:p text:style-name="Standard">SKILFUL</text:p>
      <text:p text:style-name="P1">PUZZLING</text:p>
      <text:p text:style-name="P1">------------------------</text:p>
      <text:p text:style-name="P1">WHOLE</text:p>
      <text:p text:style-name="Standard">COMPETE</text:p>
      <text:p text:style-name="Standard">LARVA</text:p>
      <text:p text:style-name="Standard">NECTAR</text:p>
      <text:p text:style-name="Standard">LONELY</text:p>
      <text:p text:style-name="Standard">EXTREME</text:p>
      <text:p text:style-name="Standard">PUPA</text:p>
      <text:p text:style-name="Standard">ADULT</text:p>
      <text:p text:style-name="Standard">SCALE</text:p>
      <text:p text:style-name="Standard">PROVIDE</text:p>
      <text:p text:style-name="Standard">COMPETE</text:p>
      <text:p text:style-name="Standard">QUOTE</text:p>
      <text:p text:style-name="Standard">STROKE</text:p>
      <text:p text:style-name="Standard">MIGRATE</text:p>
      <text:p text:style-name="Standard">WIDELY</text:p>
      <text:p text:style-name="Standard">STAGE</text:p>
      <text:p text:style-name="Standard">ESCAPE</text:p>
      <text:p text:style-name="Standard">PRIZE</text:p>
      <text:p text:style-name="Standard">PUPAE</text:p>
      <text:p text:style-name="Standard">MIGRATION</text:p>
      <text:p text:style-name="P6">Level 2:</text:p>
      <text:p text:style-name="P1">MAINTAIN</text:p>
      <text:p text:style-name="P1">BETWEEN</text:p>
      <text:p text:style-name="P1">PROPELLER</text:p>
      <text:p text:style-name="P1">CREEP</text:p>
      <text:p text:style-name="P1">EXPLAIN</text:p>
      <text:p text:style-name="P1">SEASON</text:p>
      <text:p text:style-name="P1">PROCEED</text:p>
      <text:p text:style-name="P1">CUSHION</text:p>
      <text:p text:style-name="P1">STRAY</text:p>
      <text:p text:style-name="P1">RELEASE</text:p>
      <text:p text:style-name="P1">FREIGHT</text:p>
      <text:p text:style-name="P1">SCURRY</text:p>
      <text:p text:style-name="P1">DISPLAY</text:p>
      <text:p text:style-name="P1">REALLY</text:p>
      <text:p text:style-name="P1">SLEIGH</text:p>
      <text:p text:style-name="P1">HURRY</text:p>
      <text:p text:style-name="P1">WEIGH</text:p>
      <text:p text:style-name="P1">BURY</text:p>
      <text:p text:style-name="P1">VELOCITY</text:p>
      <text:p text:style-name="P1">EIGHTH</text:p>
      <text:p text:style-name="P1">------------------------</text:p>
      <text:p text:style-name="P1">BELIEVE</text:p>
      <text:p text:style-name="P1">TOAST</text:p>
      <text:p text:style-name="P1">HEAVY</text:p>
      <text:p text:style-name="P1">BELOW</text:p>
      <text:p text:style-name="P1">PIECE</text:p>
      <text:p text:style-name="P1">BOWL</text:p>
      <text:p text:style-name="P1">COAST</text:p>
      <text:p text:style-name="P1">MARBLE</text:p>
      <text:p text:style-name="P1">UNLOAD</text:p>
      <text:p text:style-name="P1">OCEAN</text:p>
      <text:p text:style-name="P1">RELIEF</text:p>
      <text:p text:style-name="P1">GROWTH</text:p>
      <text:p text:style-name="P1">SLIGHT</text:p>
      <text:p text:style-name="P1">PHOTO</text:p>
      <text:p text:style-name="P1">BRIGHT</text:p>
      <text:p text:style-name="P1">OPENING</text:p>
      <text:p text:style-name="P1">FRIGHTEN</text:p>
      <text:p text:style-name="P1">PATIO</text:p>
      <text:p text:style-name="P1">SCULPTURE</text:p>
      <text:p text:style-name="P1">BRIEFLY</text:p>
      <text:p text:style-name="P6">Level 3:</text:p>
      <text:p text:style-name="P1">SUITABLE</text:p>
      <text:p text:style-name="P1">FOOLED</text:p>
      <text:p text:style-name="P1">EDIT</text:p>
      <text:p text:style-name="P1">CARTOON</text:p>
      <text:p text:style-name="P1">NUISANCE</text:p>
      <text:p text:style-name="P1">SHOOT</text:p>
      <text:p text:style-name="P1">CHOOSE</text:p>
      <text:p text:style-name="P1">CONVERT</text:p>
      <text:p text:style-name="P1">JUICY</text:p>
      <text:p text:style-name="P1">GROOVE</text:p>
      <text:p text:style-name="P1">CHUTE</text:p>
      <text:p text:style-name="P1">TYPE</text:p>
      <text:p text:style-name="P1">CONSUMER</text:p>
      <text:p text:style-name="P1">DIGITAL</text:p>
      <text:p text:style-name="P1">CONCLUDE</text:p>
      <text:p text:style-name="P1">THREW</text:p>
      <text:p text:style-name="P1">FLUTE</text:p>
      <text:p text:style-name="P1">KNEW</text:p>
      <text:p text:style-name="P1">STUDIO</text:p>
      <text:p text:style-name="P1">PURSUIT</text:p>
      <text:p text:style-name="P1">------------------------</text:p>
      <text:p text:style-name="P1">ORBIT</text:p>
      <text:p text:style-name="P1">DEPARTMENT</text:p>
      <text:p text:style-name="P1">SPARKLING</text:p>
      <text:p text:style-name="P1">TARGET</text:p>
      <text:p text:style-name="P1">SOURCE</text:p>
      <text:p text:style-name="P1">EXPLORE</text:p>
      <text:p text:style-name="P1">FORMULA</text:p>
      <text:p text:style-name="P1">GIANT</text:p>
      <text:p text:style-name="P1">HARDLY</text:p>
      <text:p text:style-name="P1">CHART</text:p>
      <text:p text:style-name="P1">IMPORTANT</text:p>
      <text:p text:style-name="P1">YOURSELF</text:p>
      <text:p text:style-name="P1">IGNORE</text:p>
      <text:p text:style-name="P1">TRANSFORM</text:p>
      <text:p text:style-name="P1">ABSORB</text:p>
      <text:p text:style-name="P1">FORWARD</text:p>
      <text:p text:style-name="P1">DWARF</text:p>
      <text:p text:style-name="P1">FOURTH</text:p>
      <text:p text:style-name="P1">METEOR</text:p>
      <text:p text:style-name="P1">MOURNFUL</text:p>
      <text:p text:style-name="P6">Level 4:</text:p>
      <text:p text:style-name="P1">FERTILE</text:p>
      <text:p text:style-name="P1">BIRTH</text:p>
      <text:p text:style-name="P1">URGENT</text:p>
      <text:p text:style-name="P1">CANALS</text:p>
      <text:p text:style-name="P1">BURNING</text:p>
      <text:p text:style-name="P1">DIRTY</text:p>
      <text:p text:style-name="P1">HEARD</text:p>
      <text:p text:style-name="P1">NECESSARY</text:p>
      <text:p text:style-name="P1">CONSERVE</text:p>
      <text:p text:style-name="P1">IRRIGATE</text:p>
      <text:p text:style-name="P1">ALERT</text:p>
      <text:p text:style-name="P1">EXPECT</text:p>
      <text:p text:style-name="P1">CERTAINLY</text:p>
      <text:p text:style-name="P1">PATTERNS</text:p>
      <text:p text:style-name="P1">SURPRISE</text:p>
      <text:p text:style-name="P1">BLURRED</text:p>
      <text:p text:style-name="P1">SWIRLS</text:p>
      <text:p text:style-name="P1">BURDEN</text:p>
      <text:p text:style-name="P1">OASES</text:p>
      <text:p text:style-name="P1">SCATTERED</text:p>
      <text:p text:style-name="P1">------------------------</text:p>
      <text:p text:style-name="P1">ANNOYED</text:p>
      <text:p text:style-name="P1">DROWNED</text:p>
      <text:p text:style-name="P1">MOIST</text:p>
      <text:p text:style-name="P1">JOIN</text:p>
      <text:p text:style-name="P1">TOWERING</text:p>
      <text:p text:style-name="P1">EMPLOYED</text:p>
      <text:p text:style-name="P1">AVOID</text:p>
      <text:p text:style-name="P1">POWERFUL</text:p>
      <text:p text:style-name="P1">POISON</text:p>
      <text:p text:style-name="P1">DOUBT</text:p>
      <text:p text:style-name="P1">CHOICE</text:p>
      <text:p text:style-name="P1">DIFFERENT</text:p>
      <text:p text:style-name="P1">WICKED</text:p>
      <text:p text:style-name="P1">CHANGED</text:p>
      <text:p text:style-name="P1">FOUL</text:p>
      <text:p text:style-name="P1">CROUCH</text:p>
      <text:p text:style-name="P1">STORIES</text:p>
      <text:p text:style-name="P1">ENJOYABLE</text:p>
      <text:p text:style-name="P1">DECOY</text:p>
      <text:p text:style-name="P1">SCOWL</text:p>
      <text:p text:style-name="P6">Level 5:</text:p>
      <text:p text:style-name="P3"><text:span text:style-name="T2">SATISFACTION</text:span></text:p>
      <text:p text:style-name="P3"><text:span text:style-name="T2">TEAMWORK</text:span></text:p>
      <text:p text:style-name="P3"><text:span text:style-name="T2">INFIELD</text:span></text:p>
      <text:p text:style-name="P3"><text:span text:style-name="T2">SUCCESS</text:span></text:p>
      <text:p text:style-name="P3"><text:span text:style-name="T2">BASEBALL</text:span></text:p>
      <text:p text:style-name="P3"><text:span text:style-name="T2">CHAMPIONS</text:span></text:p>
      <text:p text:style-name="P3"><text:span text:style-name="T2">SOMEDAY</text:span></text:p>
      <text:p text:style-name="P3"><text:span text:style-name="T2">SHORTSTOP</text:span></text:p>
      <text:p text:style-name="P3"><text:span text:style-name="T2">ATTITUDE</text:span></text:p>
      <text:p text:style-name="P3"><text:span text:style-name="T2">COACH</text:span></text:p>
      <text:p text:style-name="P3"><text:span text:style-name="T2">SCOREBOARD</text:span></text:p>
      <text:p text:style-name="P3"><text:span text:style-name="T2">LOUDSPEAKER</text:span></text:p>
      <text:p text:style-name="P3"><text:span text:style-name="T2">HIGHLANG</text:span></text:p>
      <text:p text:style-name="P3"><text:span text:style-name="T2">CLUBHOUSE</text:span></text:p>
      <text:p text:style-name="P3"><text:span text:style-name="T2">CAREFREE</text:span></text:p>
      <text:p text:style-name="P3"><text:span text:style-name="T2">CLIPBOARD</text:span></text:p>
      <text:p text:style-name="P3"><text:span text:style-name="T2">UMPIRE</text:span></text:p>
      <text:p text:style-name="P3"><text:span text:style-name="T2">KNEEPAD</text:span></text:p>
      <text:p text:style-name="P3"><text:span text:style-name="T2">ROUGHHOUSE</text:span></text:p>
      <text:p text:style-name="P3"><text:span text:style-name="T2">TOUCHDOWN</text:span></text:p>
      <text:p text:style-name="P1">------------------------</text:p>
      <text:p text:style-name="P1">COURSE</text:p>
      <text:p text:style-name="P1">WEIGHED</text:p>
      <text:p text:style-name="P1">BECAUSE</text:p>
      <text:p text:style-name="P1">FOSSIL</text:p>
      <text:p text:style-name="P1">CEREAL</text:p>
      <text:p text:style-name="P1">WADE</text:p>
      <text:p text:style-name="P1">VARY</text:p>
      <text:p text:style-name="P1">MISSED</text:p>
      <text:p text:style-name="P1">STRAIGHT</text:p>
      <text:p text:style-name="P1">PRINCIPLE</text:p>
      <text:p text:style-name="P1">WOULD</text:p>
      <text:p text:style-name="P1">COARSE</text:p>
      <text:p text:style-name="P1">SERIAL</text:p>
      <text:p text:style-name="P1">WOOD</text:p>
      <text:p text:style-name="P1">PRINCIPAL</text:p>
      <text:p text:style-name="P1">STRAIGHT</text:p>
      <text:p text:style-name="P1">MIST</text:p>
      <text:p text:style-name="P1">VERY</text:p>
      <text:p text:style-name="P1">OVERDUE</text:p>
      <text:p text:style-name="P1">WRUNG</text:p>
      <text:p text:style-name="P7">Level 6:</text:p>
      <text:p text:style-name="P1">ALPHABETS</text:p>
      <text:p text:style-name="P1">PEOPLE</text:p>
      <text:p text:style-name="P1">LETTERS</text:p>
      <text:p text:style-name="P1">PICTURES</text:p>
      <text:p text:style-name="P1">LIBRARIES</text:p>
      <text:p text:style-name="P1">CITIES</text:p>
      <text:p text:style-name="P1">SYSTEMS</text:p>
      <text:p text:style-name="P1">CODES</text:p>
      <text:p text:style-name="P1">BEACHES</text:p>
      <text:p text:style-name="P1">CHANGES</text:p>
      <text:p text:style-name="P1">BRANCHES</text:p>
      <text:p text:style-name="P1">SIGNS</text:p>
      <text:p text:style-name="P1">GLASSES</text:p>
      <text:p text:style-name="P1">THOUSANDS</text:p>
      <text:p text:style-name="P1">ADDRESSES</text:p>
      <text:p text:style-name="P1">SHELVES</text:p>
      <text:p text:style-name="P1">THEMSELVES</text:p>
      <text:p text:style-name="P1">CENTURIES</text:p>
      <text:p text:style-name="P1">LIBRARIAN</text:p>
      <text:p text:style-name="P1">GUESSES</text:p>
      <text:p text:style-name="P1">------------------------</text:p>
      <text:p text:style-name="P1">PENALTY</text:p>
      <text:p text:style-name="P1">LEAGUE</text:p>
      <text:p text:style-name="P1">FOOTBALL</text:p>
      <text:p text:style-name="P1">SOCCER</text:p>
      <text:p text:style-name="P1">INJURY</text:p>
      <text:p text:style-name="P1">PROFESSIONAL</text:p>
      <text:p text:style-name="P1">AMATEUR</text:p>
      <text:p text:style-name="P1">ATTENDANCE</text:p>
      <text:p text:style-name="P6">Level 7:</text:p>
      <text:p text:style-name="P1">DISTANCE</text:p>
      <text:p text:style-name="P1">INVENTION</text:p>
      <text:p text:style-name="P1">PATIENT</text:p>
      <text:p text:style-name="P1">DIALLING</text:p>
      <text:p text:style-name="P1">SPEECH</text:p>
      <text:p text:style-name="P1">OWNERSHIP</text:p>
      <text:p text:style-name="P1">CONVERSATION</text:p>
      <text:p text:style-name="P1">EXHIBITION</text:p>
      <text:p text:style-name="P1">TELEPHONE</text:p>
      <text:p text:style-name="P1">ACTION</text:p>
      <text:p text:style-name="P1">NATION</text:p>
      <text:p text:style-name="P1">EDUCATION</text:p>
      <text:p text:style-name="P1">OFFICIAL</text:p>
      <text:p text:style-name="P1">ANCIENT</text:p>
      <text:p text:style-name="P1">SHALL</text:p>
      <text:p text:style-name="P1">SOICIAL</text:p>
      <text:p text:style-name="P1">SHOUTED</text:p>
      <text:p text:style-name="P1">COMMERCIAL</text:p>
      <text:p text:style-name="P1">EFFICIENT</text:p>
      <text:p text:style-name="P1">ARTIFICIAL</text:p>
      <text:p text:style-name="P1">------------------------</text:p>
      <text:p text:style-name="P1">CAREFUL</text:p>
      <text:p text:style-name="P1">GENTLY</text:p>
      <text:p text:style-name="P1">BEAUTIFUL</text:p>
      <text:p text:style-name="P1">FORCEFUL</text:p>
      <text:p text:style-name="P1">BROADCAST</text:p>
      <text:p text:style-name="P1">MEDIA</text:p>
      <text:p text:style-name="P1">FRIENDLY</text:p>
      <text:p text:style-name="P1">LOVELY</text:p>
      <text:p text:style-name="P1">HARMLESS</text:p>
      <text:p text:style-name="P1">HOPELESS</text:p>
      <text:p text:style-name="P1">SOFTNESS</text:p>
      <text:p text:style-name="P1">AMUSEMENT</text:p>
      <text:p text:style-name="P1">UGLINESS</text:p>
      <text:p text:style-name="P1">ENDLESS</text:p>
      <text:p text:style-name="P1">AWARENESS</text:p>
      <text:p text:style-name="P1">ARGUMENT</text:p>
      <text:p text:style-name="P1">LUCKILY</text:p>
      <text:p text:style-name="P1">FUZZINESS</text:p>
      <text:p text:style-name="P1">VIDEOTAPE</text:p>
      <text:p text:style-name="P1">MOTIONLESS</text:p>
      <text:p text:style-name="P6">Level 8:</text:p>
      <text:p text:style-name="P4"><text:span text:style-name="T8">ARRANGED</text:span></text:p>
      <text:p text:style-name="P4"><text:span text:style-name="T8">PITIED</text:span></text:p>
      <text:p text:style-name="P4"><text:span text:style-name="T8">STUDYING</text:span></text:p>
      <text:p text:style-name="P4"><text:span text:style-name="T8">PUBLISHED</text:span></text:p>
      <text:p text:style-name="P4"><text:span text:style-name="T8">COPIED</text:span></text:p>
      <text:p text:style-name="P4"><text:span text:style-name="T8">DIVIDED</text:span></text:p>
      <text:p text:style-name="P4"><text:span text:style-name="T8">CRIME</text:span></text:p>
      <text:p text:style-name="P4"><text:span text:style-name="T8">SATISFYING</text:span></text:p>
      <text:p text:style-name="P4"><text:span text:style-name="T8">ILLUSTRATED</text:span></text:p>
      <text:p text:style-name="P4"><text:span text:style-name="T8">COMIC</text:span></text:p>
      <text:p text:style-name="P4"><text:span text:style-name="T8">CHARACTERS</text:span></text:p>
      <text:p text:style-name="P4"><text:span text:style-name="T8">CREATED</text:span></text:p>
      <text:p text:style-name="P4"><text:span text:style-name="T8">CHUCKLED</text:span></text:p>
      <text:p text:style-name="P4"><text:span text:style-name="T8">PRODUCED</text:span></text:p>
      <text:p text:style-name="P4"><text:span text:style-name="T8">DENIED</text:span></text:p>
      <text:p text:style-name="P4"><text:span text:style-name="T8">BORED</text:span></text:p>
      <text:p text:style-name="P4"><text:span text:style-name="T8">WORRIED</text:span></text:p>
      <text:p text:style-name="P4"><text:span text:style-name="T8">STRIP</text:span></text:p>
      <text:p text:style-name="P4"><text:span text:style-name="T8">DIALOGUE</text:span></text:p>
      <text:p text:style-name="P4"><text:span text:style-name="T8">HORRIFIED</text:span></text:p>
      <text:p text:style-name="P5"><text:span text:style-name="T7">------------------------</text:span></text:p>
      <text:p text:style-name="P5"><text:span text:style-name="T7">VISIBLE</text:span></text:p>
      <text:p text:style-name="P5"><text:span text:style-name="T7">FILM</text:span></text:p>
      <text:p text:style-name="P5"><text:span text:style-name="T7">SHUTTER</text:span></text:p>
      <text:p text:style-name="P5"><text:span text:style-name="T7">SLAMMED</text:span></text:p>
      <text:p text:style-name="P5"><text:span text:style-name="T7">DRAGGED</text:span></text:p>
      <text:p text:style-name="P5"><text:span text:style-name="T7">PREFERRD</text:span></text:p>
      <text:p text:style-name="P5"><text:span text:style-name="T7">IMAGE</text:span></text:p>
      <text:p text:style-name="P5"><text:span text:style-name="T7">FITTED</text:span></text:p>
      <text:p text:style-name="P5"><text:span text:style-name="T7">HIDDEN</text:span></text:p>
      <text:p text:style-name="P5"><text:span text:style-name="T7">CAMERA</text:span></text:p>
      <text:p text:style-name="P5"><text:span text:style-name="T7">PROCESS</text:span></text:p>
      <text:p text:style-name="P5"><text:span text:style-name="T7">SENSITIVE</text:span></text:p>
      <text:p text:style-name="P5"><text:span text:style-name="T7">TRIPPED</text:span></text:p>
      <text:p text:style-name="P5"><text:span text:style-name="T7">BEGINNING</text:span></text:p>
      <text:p text:style-name="P5"><text:span text:style-name="T7">WINNING</text:span></text:p>
      <text:p text:style-name="P5"><text:span text:style-name="T7">GRABBED</text:span></text:p>
      <text:p text:style-name="P5"><text:span text:style-name="T7">PERMITTING</text:span></text:p>
      <text:p text:style-name="P5"><text:span text:style-name="T7">FORGETTING</text:span></text:p>
      <text:p text:style-name="P5"><text:span text:style-name="T7">NEGATIVE</text:span></text:p>
      <text:p text:style-name="P5"><text:span text:style-name="T7">EXPOSURE</text:span></text:p>
      <text:p text:style-name="P6">Level 9:</text:p>
      <text:p text:style-name="P4"><text:span text:style-name="T8">ITEM</text:span></text:p>
      <text:p text:style-name="P4"><text:span text:style-name="T8">METHOD</text:span></text:p>
      <text:p text:style-name="P4"><text:span text:style-name="T8">CANADIAN</text:span></text:p>
      <text:p text:style-name="P4"><text:span text:style-name="T8">ADMIT</text:span></text:p>
      <text:p text:style-name="P4"><text:span text:style-name="T8">SPIRIT</text:span></text:p>
      <text:p text:style-name="P4"><text:span text:style-name="T8">PRESENTLY</text:span></text:p>
      <text:p text:style-name="P4"><text:span text:style-name="T8">MANUFACTURE</text:span></text:p>
      <text:p text:style-name="P4"><text:span text:style-name="T8">DISGRACE</text:span></text:p>
      <text:p text:style-name="P4"><text:span text:style-name="T8">BANQUET</text:span></text:p>
      <text:p text:style-name="P4"><text:span text:style-name="T8">SUGARLESS</text:span></text:p>
      <text:p text:style-name="P4"><text:span text:style-name="T8">COLLECTED</text:span></text:p>
      <text:p text:style-name="P4"><text:span text:style-name="T8">DELICIOUS</text:span></text:p>
      <text:p text:style-name="P4"><text:span text:style-name="T8">PANIC</text:span></text:p>
      <text:p text:style-name="P4"><text:span text:style-name="T8">RECENT</text:span></text:p>
      <text:p text:style-name="P4"><text:span text:style-name="T8">SYRUP</text:span></text:p>
      <text:p text:style-name="P4"><text:span text:style-name="T8">DENTIST</text:span></text:p>
      <text:p text:style-name="P4"><text:span text:style-name="T8">AMERICAN</text:span></text:p>
      <text:p text:style-name="P4"><text:span text:style-name="T8">MEXICAN</text:span></text:p>
      <text:p text:style-name="P4"><text:span text:style-name="T8">DENTAL</text:span></text:p>
      <text:p text:style-name="P4"><text:span text:style-name="T8">DEFINITELY</text:span></text:p>
      <text:p text:style-name="P5"><text:span text:style-name="T7">------------------------</text:span></text:p>
      <text:p text:style-name="P5"><text:span text:style-name="T7">PIRATE</text:span></text:p>
      <text:p text:style-name="P5"><text:span text:style-name="T7">OFFICE</text:span></text:p>
      <text:p text:style-name="P5"><text:span text:style-name="T7">PURCHASE</text:span></text:p>
      <text:p text:style-name="P5"><text:span text:style-name="T7">FUNDS</text:span></text:p>
      <text:p text:style-name="P5"><text:span text:style-name="T7">HISTORY</text:span></text:p>
      <text:p text:style-name="P5"><text:span text:style-name="T7">VITAL</text:span></text:p>
      <text:p text:style-name="P5"><text:span text:style-name="T7">MULTIPLY</text:span></text:p>
      <text:p text:style-name="P5"><text:span text:style-name="T7">VALUABLE</text:span></text:p>
      <text:p text:style-name="P5"><text:span text:style-name="T7">CREDIT</text:span></text:p>
      <text:p text:style-name="P5"><text:span text:style-name="T7">PERSONAL</text:span></text:p>
      <text:p text:style-name="P5"><text:span text:style-name="T7">STANDARD</text:span></text:p>
      <text:p text:style-name="P5"><text:span text:style-name="T7">COINS</text:span></text:p>
      <text:p text:style-name="P5"><text:span text:style-name="T7">EXCHANGE</text:span></text:p>
      <text:p text:style-name="P5"><text:span text:style-name="T7">MANAGER</text:span></text:p>
      <text:p text:style-name="P5"><text:span text:style-name="T7">CURRENCY</text:span></text:p>
      <text:p text:style-name="P5"><text:span text:style-name="T7">PRIVATE</text:span></text:p>
      <text:p text:style-name="P5"><text:span text:style-name="T7">BALANCE</text:span></text:p>
      <text:p text:style-name="P5"><text:span text:style-name="T7">CAPITAL</text:span></text:p>
      <text:p text:style-name="P5"><text:span text:style-name="T7">FINANCE</text:span></text:p>
      <text:p text:style-name="P5"><text:span text:style-name="T7">ESTIMATE</text:span></text:p>
      <text:p text:style-name="P6">Level 10:</text:p>
      <text:p text:style-name="P4"><text:span text:style-name="T8">TOTAL</text:span></text:p>
      <text:p text:style-name="P4"><text:span text:style-name="T8">DAZZLE</text:span></text:p>
      <text:p text:style-name="P4"><text:span text:style-name="T8">DIAMOND</text:span></text:p>
      <text:p text:style-name="P4"><text:span text:style-name="T8">MINERAL</text:span></text:p>
      <text:p text:style-name="P4"><text:span text:style-name="T8">DOLLAR</text:span></text:p>
      <text:p text:style-name="P4"><text:span text:style-name="T8">GLITTER</text:span></text:p>
      <text:p text:style-name="P4"><text:span text:style-name="T8">AWFUL</text:span></text:p>
      <text:p text:style-name="P4"><text:span text:style-name="T8">FARTHER</text:span></text:p>
      <text:p text:style-name="P4"><text:span text:style-name="T8">NICKEL</text:span></text:p>
      <text:p text:style-name="P4"><text:span text:style-name="T8">CRYSTAL</text:span></text:p>
      <text:p text:style-name="P4"><text:span text:style-name="T8">ORIGINAL</text:span></text:p>
      <text:p text:style-name="P4"><text:span text:style-name="T8">BRILLIANT</text:span></text:p>
      <text:p text:style-name="P4"><text:span text:style-name="T8">TUNNEL</text:span></text:p>
      <text:p text:style-name="P4"><text:span text:style-name="T8">BILLION</text:span></text:p>
      <text:p text:style-name="P4"><text:span text:style-name="T8">STOLEN</text:span></text:p>
      <text:p text:style-name="P4"><text:span text:style-name="T8">EMERALD</text:span></text:p>
      <text:p text:style-name="P4"><text:span text:style-name="T8">DOUBLE</text:span></text:p>
      <text:p text:style-name="P4"><text:span text:style-name="T8">POLISH</text:span></text:p>
      <text:p text:style-name="P4"><text:span text:style-name="T8">CARAT</text:span></text:p>
      <text:p text:style-name="P4"><text:span text:style-name="T8">INVINCIBLE</text:span></text:p>
      <text:p text:style-name="P5"><text:span text:style-name="T7">------------------------</text:span></text:p>
      <text:p text:style-name="P5"><text:span text:style-name="T7">IMAGINE</text:span></text:p>
      <text:p text:style-name="P5"><text:span text:style-name="T7">DIRECTOR</text:span></text:p>
      <text:p text:style-name="P5"><text:span text:style-name="T7">ACTOR</text:span></text:p>
      <text:p text:style-name="P5"><text:span text:style-name="T7">THEATRE</text:span></text:p>
      <text:p text:style-name="P5"><text:span text:style-name="T7">INSTANT</text:span></text:p>
      <text:p text:style-name="P5"><text:span text:style-name="T7">PUTTY</text:span></text:p>
      <text:p text:style-name="P5"><text:span text:style-name="T7">FIGURE</text:span></text:p>
      <text:p text:style-name="P5"><text:span text:style-name="T7">FIERCER</text:span></text:p>
      <text:p text:style-name="P5"><text:span text:style-name="T7">BOTTLES</text:span></text:p>
      <text:p text:style-name="P5"><text:span text:style-name="T7">SUNKEN</text:span></text:p>
      <text:p text:style-name="P5"><text:span text:style-name="T7">BEARD</text:span></text:p>
      <text:p text:style-name="P5"><text:span text:style-name="T7">MUSTACHE</text:span></text:p>
      <text:p text:style-name="P5"><text:span text:style-name="T7">WRINKLES</text:span></text:p>
      <text:p text:style-name="P5"><text:span text:style-name="T7">SUGGEST</text:span></text:p>
      <text:p text:style-name="P5"><text:span text:style-name="T7">CONTAINERS</text:span></text:p>
      <text:p text:style-name="P5"><text:span text:style-name="T7">MOMENT</text:span></text:p>
      <text:p text:style-name="P5"><text:span text:style-name="T7">DARKEN</text:span></text:p>
      <text:p text:style-name="P5"><text:span text:style-name="T7">TITLE</text:span></text:p>
      <text:p text:style-name="P5"><text:span text:style-name="T7">TECHNIQUE</text:span></text:p>
      <text:p text:style-name="P5"><text:span text:style-name="T7">ILLUSION</text:span></text:p>
      <text:p text:style-name="P7">Level 11:</text:p>
      <text:p text:style-name="P4"><text:span text:style-name="T8">VEGETABLE</text:span></text:p>
      <text:p text:style-name="P4"><text:span text:style-name="T8">GARMENT</text:span></text:p>
      <text:p text:style-name="P4"><text:span text:style-name="T8">PLEASANT</text:span></text:p>
      <text:p text:style-name="P4"><text:span text:style-name="T8">PRESIDENT</text:span></text:p>
      <text:p text:style-name="P4"><text:span text:style-name="T8">IGNORANT</text:span></text:p>
      <text:p text:style-name="P4"><text:span text:style-name="T8">CAPABLE</text:span></text:p>
      <text:p text:style-name="P4"><text:span text:style-name="T8">WORTHLESS</text:span></text:p>
      <text:p text:style-name="P4"><text:span text:style-name="T8">FASHION</text:span></text:p>
      <text:p text:style-name="P4"><text:span text:style-name="T8">FEATHERS</text:span></text:p>
      <text:p text:style-name="P4"><text:span text:style-name="T8">WASHABLE</text:span></text:p>
      <text:p text:style-name="P4"><text:span text:style-name="T8">RESPONSIBLE</text:span></text:p>
      <text:p text:style-name="P4"><text:span text:style-name="T8">SERVANT</text:span></text:p>
      <text:p text:style-name="P4"><text:span text:style-name="T8">COMFORTABLE</text:span></text:p>
      <text:p text:style-name="P4"><text:span text:style-name="T8">FACTORY</text:span></text:p>
      <text:p text:style-name="P4"><text:span text:style-name="T8">EXCELLENT</text:span></text:p>
      <text:p text:style-name="P4"><text:span text:style-name="T8">WEALTHY</text:span></text:p>
      <text:p text:style-name="P4"><text:span text:style-name="T8">IMPOSSIBLE</text:span></text:p>
      <text:p text:style-name="P4"><text:span text:style-name="T8">SERGEANT</text:span></text:p>
      <text:p text:style-name="P4"><text:span text:style-name="T8">ELEGANT</text:span></text:p>
      <text:p text:style-name="P4"><text:span text:style-name="T8">LUXURIOUS</text:span></text:p>
      <text:p text:style-name="P5"><text:span text:style-name="T7">------------------------</text:span></text:p>
      <text:p text:style-name="P5"><text:span text:style-name="T7">TRAGIC</text:span></text:p>
      <text:p text:style-name="P5"><text:span text:style-name="T7">NERVOUS</text:span></text:p>
      <text:p text:style-name="P5"><text:span text:style-name="T7">TERRIFIC</text:span></text:p>
      <text:p text:style-name="P5"><text:span text:style-name="T7">PLEASURE</text:span></text:p>
      <text:p text:style-name="P5"><text:span text:style-name="T7">CREATURE</text:span></text:p>
      <text:p text:style-name="P5"><text:span text:style-name="T7">FURIOUS</text:span></text:p>
      <text:p text:style-name="P5"><text:span text:style-name="T7">HUMOROUS</text:span></text:p>
      <text:p text:style-name="P5"><text:span text:style-name="T7">FAILURE</text:span></text:p>
      <text:p text:style-name="P5"><text:span text:style-name="T7">PIANO</text:span></text:p>
      <text:p text:style-name="P5"><text:span text:style-name="T7">LESSONS</text:span></text:p>
      <text:p text:style-name="P5"><text:span text:style-name="T7">MYSTERIOUS</text:span></text:p>
      <text:p text:style-name="P5"><text:span text:style-name="T7">SIGNATURE</text:span></text:p>
      <text:p text:style-name="P5"><text:span text:style-name="T7">TORTURE</text:span></text:p>
      <text:p text:style-name="P5"><text:span text:style-name="T7">DRAMATIC</text:span></text:p>
      <text:p text:style-name="P5"><text:span text:style-name="T7">SERIOUS</text:span></text:p>
      <text:p text:style-name="P5"><text:span text:style-name="T7">CULTURE</text:span></text:p>
      <text:p text:style-name="P5"><text:span text:style-name="T7">DOMESTIC</text:span></text:p>
      <text:p text:style-name="P5"><text:span text:style-name="T7">CURIOUS</text:span></text:p>
      <text:p text:style-name="P5"><text:span text:style-name="T7">PIANIST</text:span></text:p>
      <text:p text:style-name="P5"><text:span text:style-name="T7">LEISURE</text:span></text:p>
      <text:p text:style-name="P6">Level 12:</text:p>
      <text:p text:style-name="P4"><text:span text:style-name="T8">SEPARATE</text:span></text:p>
      <text:p text:style-name="P4"><text:span text:style-name="T8">POSITIVE</text:span></text:p>
      <text:p text:style-name="P4"><text:span text:style-name="T8">PROTECTIVE</text:span></text:p>
      <text:p text:style-name="P4"><text:span text:style-name="T8">BAREFOOT</text:span></text:p>
      <text:p text:style-name="P4"><text:span text:style-name="T8">ADVANTAGE</text:span></text:p>
      <text:p text:style-name="P4"><text:span text:style-name="T8">SANDAL</text:span></text:p>
      <text:p text:style-name="P4"><text:span text:style-name="T8">MARRIAGE</text:span></text:p>
      <text:p text:style-name="P4"><text:span text:style-name="T8">ATTRACTIVE</text:span></text:p>
      <text:p text:style-name="P4"><text:span text:style-name="T8">ELABORATE</text:span></text:p>
      <text:p text:style-name="P4"><text:span text:style-name="T8">AVERAGE</text:span></text:p>
      <text:p text:style-name="P4"><text:span text:style-name="T8">FORTUNATE</text:span></text:p>
      <text:p text:style-name="P4"><text:span text:style-name="T8">DELICATE</text:span></text:p>
      <text:p text:style-name="P4"><text:span text:style-name="T8">DESPERATE</text:span></text:p>
      <text:p text:style-name="P4"><text:span text:style-name="T8">EFFECTIVE</text:span></text:p>
      <text:p text:style-name="P4"><text:span text:style-name="T8">MESSAGE</text:span></text:p>
      <text:p text:style-name="P4"><text:span text:style-name="T8">IMPRESSIVE</text:span></text:p>
      <text:p text:style-name="P4"><text:span text:style-name="T8">DETECTIVE</text:span></text:p>
      <text:p text:style-name="P4"><text:span text:style-name="T8">STORAGE</text:span></text:p>
      <text:p text:style-name="P4"><text:span text:style-name="T8">ORNATE</text:span></text:p>
      <text:p text:style-name="P4"><text:span text:style-name="T8">LUGGAGE</text:span></text:p>
      <text:p text:style-name="P5"><text:span text:style-name="T7">------------------------</text:span></text:p>
      <text:p text:style-name="P5"><text:span text:style-name="T7">COMPETITION</text:span></text:p>
      <text:p text:style-name="P5"><text:span text:style-name="T7">INDUSTRY</text:span></text:p>
      <text:p text:style-name="P5"><text:span text:style-name="T7">COMBINATION</text:span></text:p>
      <text:p text:style-name="P5"><text:span text:style-name="T7">AFFECTION</text:span></text:p>
      <text:p text:style-name="P5"><text:span text:style-name="T7">INGREDIENTS</text:span></text:p>
      <text:p text:style-name="P5"><text:span text:style-name="T7">CHOCOLATE</text:span></text:p>
      <text:p text:style-name="P5"><text:span text:style-name="T7">COCOA</text:span></text:p>
      <text:p text:style-name="P5"><text:span text:style-name="T7">CONNECTION</text:span></text:p>
      <text:p text:style-name="P5"><text:span text:style-name="T7">PLANTATION</text:span></text:p>
      <text:p text:style-name="P5"><text:span text:style-name="T7">EDIBLE</text:span></text:p>
      <text:p text:style-name="P5"><text:span text:style-name="T7">ADDICTION</text:span></text:p>
      <text:p text:style-name="P5"><text:span text:style-name="T7">ADMIRATION</text:span></text:p>
      <text:p text:style-name="P5"><text:span text:style-name="T7">INSTRUCTION</text:span></text:p>
      <text:p text:style-name="P5"><text:span text:style-name="T7">CONTRIBUTION</text:span></text:p>
      <text:p text:style-name="P5"><text:span text:style-name="T7">CONDITION</text:span></text:p>
      <text:p text:style-name="P5"><text:span text:style-name="T7">STARVATION</text:span></text:p>
      <text:p text:style-name="P5"><text:span text:style-name="T7">PROCEDURE</text:span></text:p>
      <text:p text:style-name="P5"><text:span text:style-name="T7">CONFECTION</text:span></text:p>
      <text:p text:style-name="P5"><text:span text:style-name="T7">PRODUCTION</text:span></text:p>
      <text:p text:style-name="P5"><text:span text:style-name="T7">REPETITION</text:span></text:p>
      <text:p text:style-name="P6">Level 13:</text:p>
      <text:p text:style-name="P4"><text:span text:style-name="T8">SCIENTISTS</text:span></text:p>
      <text:p text:style-name="P4"><text:span text:style-name="T8">MOLTEN</text:span></text:p>
      <text:p text:style-name="P4"><text:span text:style-name="T8">INVASION</text:span></text:p>
      <text:p text:style-name="P4"><text:span text:style-name="T8">EXPLOSION</text:span></text:p>
      <text:p text:style-name="P4"><text:span text:style-name="T8">EROSION</text:span></text:p>
      <text:p text:style-name="P4"><text:span text:style-name="T8">TENSION</text:span></text:p>
      <text:p text:style-name="P4"><text:span text:style-name="T8">DIMENSION</text:span></text:p>
      <text:p text:style-name="P4"><text:span text:style-name="T8">CRATER</text:span></text:p>
      <text:p text:style-name="P4"><text:span text:style-name="T8">CONCLUSION</text:span></text:p>
      <text:p text:style-name="P4"><text:span text:style-name="T8">COLLISION</text:span></text:p>
      <text:p text:style-name="P4"><text:span text:style-name="T8">CONFUSION</text:span></text:p>
      <text:p text:style-name="P4"><text:span text:style-name="T8">DESTROY</text:span></text:p>
      <text:p text:style-name="P4"><text:span text:style-name="T8">EARTHQUAKE</text:span></text:p>
      <text:p text:style-name="P4"><text:span text:style-name="T8">EMISSION</text:span></text:p>
      <text:p text:style-name="P4"><text:span text:style-name="T8">ERUPT</text:span></text:p>
      <text:p text:style-name="P4"><text:span text:style-name="T8">FRAGMENTS</text:span></text:p>
      <text:p text:style-name="P4"><text:span text:style-name="T8">LAVA</text:span></text:p>
      <text:p text:style-name="P4"><text:span text:style-name="T8">PROFESSION</text:span></text:p>
      <text:p text:style-name="P4"><text:span text:style-name="T8">DIVISION</text:span></text:p>
      <text:p text:style-name="P4"><text:span text:style-name="T8">IGNEOUS</text:span></text:p>
      <text:p text:style-name="P5"><text:span text:style-name="T7">------------------------</text:span></text:p>
      <text:p text:style-name="P5"><text:span text:style-name="T7">SUBSTITUTE</text:span></text:p>
      <text:p text:style-name="P5"><text:span text:style-name="T7">EXPERIMENT</text:span></text:p>
      <text:p text:style-name="P5"><text:span text:style-name="T7">INTERCHANGE</text:span></text:p>
      <text:p text:style-name="P5"><text:span text:style-name="T7">INTERFERE</text:span></text:p>
      <text:p text:style-name="P5"><text:span text:style-name="T7">EXPERIENCE</text:span></text:p>
      <text:p text:style-name="P5"><text:span text:style-name="T7">INTERVIEW</text:span></text:p>
      <text:p text:style-name="P5"><text:span text:style-name="T7">SUBMARINE</text:span></text:p>
      <text:p text:style-name="P5"><text:span text:style-name="T7">EXCLAIM</text:span></text:p>
      <text:p text:style-name="P5"><text:span text:style-name="T7">EXTRA</text:span></text:p>
      <text:p text:style-name="P5"><text:span text:style-name="T7">TRANSLATE</text:span></text:p>
      <text:p text:style-name="P5"><text:span text:style-name="T7">SUBTRACT</text:span></text:p>
      <text:p text:style-name="P5"><text:span text:style-name="T7">EXPENSIVE</text:span></text:p>
      <text:p text:style-name="P5"><text:span text:style-name="T7">EXPAND</text:span></text:p>
      <text:p text:style-name="P5"><text:span text:style-name="T7">TRANSFER</text:span></text:p>
      <text:p text:style-name="P5"><text:span text:style-name="T7">INTERRUPT</text:span></text:p>
      <text:p text:style-name="P5"><text:span text:style-name="T7">TRANSPARENT</text:span></text:p>
      <text:p text:style-name="P5"><text:span text:style-name="T7">PROTIEN</text:span></text:p>
      <text:p text:style-name="P5"><text:span text:style-name="T7">SUBSTANDARD</text:span></text:p>
      <text:p text:style-name="P5"><text:span text:style-name="T7">EXCEPTIONAL</text:span></text:p>
      <text:p text:style-name="P5"><text:span text:style-name="T7">CHEESEBURGER</text:span></text:p>
      <text:p text:style-name="P6">Level 14:</text:p>
      <text:p text:style-name="P4"><text:span text:style-name="T8">DISHONEST</text:span></text:p>
      <text:p text:style-name="P4"><text:span text:style-name="T8">LOSE</text:span></text:p>
      <text:p text:style-name="P4"><text:span text:style-name="T8">SOUNDS</text:span></text:p>
      <text:p text:style-name="P4"><text:span text:style-name="T8">UNEXCITING</text:span></text:p>
      <text:p text:style-name="P4"><text:span text:style-name="T8">DISAPPOINT</text:span></text:p>
      <text:p text:style-name="P4"><text:span text:style-name="T8">UNPOPULAR</text:span></text:p>
      <text:p text:style-name="P4"><text:span text:style-name="T8">WIERD</text:span></text:p>
      <text:p text:style-name="P4"><text:span text:style-name="T8">TRAVELLED</text:span></text:p>
      <text:p text:style-name="P4"><text:span text:style-name="T8">TAUGHT</text:span></text:p>
      <text:p text:style-name="P4"><text:span text:style-name="T8">DISAGREE</text:span></text:p>
      <text:p text:style-name="P4"><text:span text:style-name="T8">LISTEN</text:span></text:p>
      <text:p text:style-name="P4"><text:span text:style-name="T8">UNPAID</text:span></text:p>
      <text:p text:style-name="P4"><text:span text:style-name="T8">DISCOURAGE</text:span></text:p>
      <text:p text:style-name="P4"><text:span text:style-name="T8">MUSICIAN</text:span></text:p>
      <text:p text:style-name="P4"><text:span text:style-name="T8">WHETHER</text:span></text:p>
      <text:p text:style-name="P4"><text:span text:style-name="T8">UNKNOWN</text:span></text:p>
      <text:p text:style-name="P4"><text:span text:style-name="T8">WHOSE</text:span></text:p>
      <text:p text:style-name="P4"><text:span text:style-name="T8">BOARDS</text:span></text:p>
      <text:p text:style-name="P4"><text:span text:style-name="T8">VIOLIN</text:span></text:p>
      <text:p text:style-name="P4"><text:span text:style-name="T8">ORCHESTRA</text:span></text:p>
      <text:p text:style-name="P5"><text:span text:style-name="T7">------------------------</text:span></text:p>
      <text:p text:style-name="P5"><text:span text:style-name="T7">SENTENCE</text:span></text:p>
      <text:p text:style-name="P5"><text:span text:style-name="T7">CONFERENCE</text:span></text:p>
      <text:p text:style-name="P5"><text:span text:style-name="T7">PROGRESS</text:span></text:p>
      <text:p text:style-name="P5"><text:span text:style-name="T7">PROFESSOR</text:span></text:p>
      <text:p text:style-name="P5"><text:span text:style-name="T7">WORST</text:span></text:p>
      <text:p text:style-name="P5"><text:span text:style-name="T7">REVIEW</text:span></text:p>
      <text:p text:style-name="P5"><text:span text:style-name="T7">HAPPENS</text:span></text:p>
      <text:p text:style-name="P5"><text:span text:style-name="T7">FANTASY</text:span></text:p>
      <text:p text:style-name="P5"><text:span text:style-name="T7">COMPARE</text:span></text:p>
      <text:p text:style-name="P5"><text:span text:style-name="T7">WONDERED</text:span></text:p>
      <text:p text:style-name="P5"><text:span text:style-name="T7">ENGLISH</text:span></text:p>
      <text:p text:style-name="P5"><text:span text:style-name="T7">CONTENT</text:span></text:p>
      <text:p text:style-name="P5"><text:span text:style-name="T7">PREDICT</text:span></text:p>
      <text:p text:style-name="P5"><text:span text:style-name="T7">POEM</text:span></text:p>
      <text:p text:style-name="P5"><text:span text:style-name="T7">RHYME</text:span></text:p>
      <text:p text:style-name="P5"><text:span text:style-name="T7">REWRITE</text:span></text:p>
      <text:p text:style-name="P5"><text:span text:style-name="T7">PREPARE</text:span></text:p>
      <text:p text:style-name="P5"><text:span text:style-name="T7">COMPOSITION</text:span></text:p>
      <text:p text:style-name="P5"><text:span text:style-name="T7">RHYTHM</text:span></text:p>
      <text:p text:style-name="P5"><text:span text:style-name="T7">PROFICIENT</text:span></text:p>
      <text:p text:style-name="P6">Level 15:</text:p>
      <text:p text:style-name="P4"><text:span text:style-name="T8">TENNIS</text:span></text:p>
      <text:p text:style-name="P4"><text:span text:style-name="T8">CALM</text:span></text:p>
      <text:p text:style-name="P4"><text:span text:style-name="T8">NEIGHBOUR</text:span></text:p>
      <text:p text:style-name="P4"><text:span text:style-name="T8">FRENCH</text:span></text:p>
      <text:p text:style-name="P4"><text:span text:style-name="T8">SERIES</text:span></text:p>
      <text:p text:style-name="P4"><text:span text:style-name="T8">KNOCK</text:span></text:p>
      <text:p text:style-name="P4"><text:span text:style-name="T8">ZERO</text:span></text:p>
      <text:p text:style-name="P4"><text:span text:style-name="T8">NINETY</text:span></text:p>
      <text:p text:style-name="P4"><text:span text:style-name="T8">GARAGE</text:span></text:p>
      <text:p text:style-name="P4"><text:span text:style-name="T8">TUESDAY</text:span></text:p>
      <text:p text:style-name="P4"><text:span text:style-name="T8">APRIL</text:span></text:p>
      <text:p text:style-name="P4"><text:span text:style-name="T8">EDMONTON</text:span></text:p>
      <text:p text:style-name="P4"><text:span text:style-name="T8">KNEES</text:span></text:p>
      <text:p text:style-name="P4"><text:span text:style-name="T8">DISGRACEFUL</text:span></text:p>
      <text:p text:style-name="P4"><text:span text:style-name="T8">UNHAPPINESS</text:span></text:p>
      <text:p text:style-name="P4"><text:span text:style-name="T8">INDEPENDANT</text:span></text:p>
      <text:p text:style-name="P4"><text:span text:style-name="T8">RECREATION</text:span></text:p>
      <text:p text:style-name="P4"><text:span text:style-name="T8">TOURNAMENT</text:span></text:p>
      <text:p text:style-name="P4"><text:span text:style-name="T8">UNNATURAL</text:span></text:p>
      <text:p text:style-name="P4"><text:span text:style-name="T8">COMPETITIVE</text:span></text:p>
      <text:p text:style-name="P5"><text:span text:style-name="T7">------------------------</text:span></text:p>
      <text:p text:style-name="P4">Level 16:</text:p>
      <text:p text:style-name="P4"><text:span text:style-name="T8">Levels 14 + 15</text:span></text:p>
      <text:p text:style-name="P4"><text:span text:style-name="T8"/></text:p>
      <text:p text:style-name="P4">Level 17:</text:p>
      <text:p text:style-name="P4"><text:span text:style-name="T8">Levels 13 – 15</text:span></text:p>
      <text:p text:style-name="P4"><text:span text:style-name="T8"/></text:p>
      <text:p text:style-name="P4">Level 18:</text:p>
      <text:p text:style-name="P4"><text:span text:style-name="T8">Levels 12 – 15</text:span></text:p>
      <text:p text:style-name="P4"><text:span text:style-name="T8"/></text:p>
      <text:p text:style-name="P4">Level 19:</text:p>
      <text:p text:style-name="P4"><text:span text:style-name="T8">Levels 11 – 15</text:span></text:p>
      <text:p text:style-name="P4"><text:span text:style-name="T8"/></text:p>
      <text:p text:style-name="P4">Level 20:</text:p>
      <text:p text:style-name="P4"><text:span text:style-name="T8">Levels 10 – 15</text:span></text:p>
      <text:p text:style-name="P4"><text:span text:style-name="T8"/></text:p>
      <text:p text:style-name="P4">Level 21:</text:p>
      <text:p text:style-name="P4"><text:span text:style-name="T8">Levels 9 – 15</text:span></text:p>
      <text:p text:style-name="P4"><text:span text:style-name="T8"/></text:p>
      <text:p text:style-name="P4">Level 22:</text:p>
      <text:p text:style-name="P4"><text:span text:style-name="T8">Levels 8 – 15</text:span></text:p>
      <text:p text:style-name="P4"><text:span text:style-name="T8"/></text:p>
      <text:p text:style-name="P4"><text:soft-page-break/>Level 23:</text:p>
      <text:p text:style-name="P4"><text:span text:style-name="T8">Levels 7 – 15</text:span></text:p>
      <text:p text:style-name="P4"><text:span text:style-name="T8"/></text:p>
      <text:p text:style-name="P4">Level 24:</text:p>
      <text:p text:style-name="P4"><text:span text:style-name="T8">Levels 6 – 15</text:span></text:p>
      <text:p text:style-name="P4"><text:span text:style-name="T8"/></text:p>
      <text:p text:style-name="P4">Level 25:</text:p>
      <text:p text:style-name="P4"><text:span text:style-name="T8">Levels 5 – 15</text:span></text:p>
      <text:p text:style-name="P4"><text:span text:style-name="T8"/></text:p>
      <text:p text:style-name="P4">Level 26:</text:p>
      <text:p text:style-name="P4"><text:span text:style-name="T8">Levels 4 – 15</text:span></text:p>
      <text:p text:style-name="P4"><text:span text:style-name="T8"/></text:p>
      <text:p text:style-name="P4">Level 27:</text:p>
      <text:p text:style-name="P4"><text:span text:style-name="T8">Levels 3 – 15</text:span></text:p>
      <text:p text:style-name="P4"><text:span text:style-name="T8"/></text:p>
      <text:p text:style-name="P4">Level 28:</text:p>
      <text:p text:style-name="P4"><text:span text:style-name="T8">Levels 2 – 15</text:span></text:p>
      <text:p text:style-name="P4"><text:span text:style-name="T8"/></text:p>
      <text:p text:style-name="P4">Level 29:</text:p>
      <text:p text:style-name="P4"><text:span text:style-name="T8">Levels 1 – 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All sounds are named <text:span text:style-name="T1">sounds/</text:span><text:span text:style-name="T2">levelNumber</text:span><text:span text:style-name="T3">/</text:span><text:span text:style-name="T2">word</text:span><text:span text:style-name="T3">.wav</text:span><text:span text:style-name="T4"> (word is in all caps)</text:span></text:p>
        <text:p text:style-name="Header"><text:span text:style-name="T4">Random characters in the grid: A-Z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ark Lauman</meta:initial-creator>
    <meta:creation-date>2008-03-14T16:34:33</meta:creation-date>
    <dc:creator>Mark Lauman</dc:creator>
    <dc:date>2008-03-16T02:45:02</dc:date>
    <meta:editing-cycles>5</meta:editing-cycles>
    <meta:editing-duration>PT1H30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628" meta:word-count="687" meta:character-count="5016"/>
  </office:meta>
</office:document-meta>
</file>